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5ff1"/>
    </style:style>
    <style:style style:name="P2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Notes for Devs</text:p>
      <text:list xml:id="list1408539305" text:style-name="L1">
        <text:list-item>
          <text:p text:style-name="P2"><text:span text:style-name="Source_20_Text">deck_type</text:span> controls tone logic and pacing (e.g. grounding cards use breath-match pacing)</text:p>
        </text:list-item>
        <text:list-item>
          <text:p text:style-name="P2"><text:span text:style-name="Source_20_Text">emotion_tags</text:span> are used to fetch context-matching Vaults during Echo's flow</text:p>
        </text:list-item>
        <text:list-item>
          <text:p text:style-name="P2"><text:span text:style-name="Source_20_Text">usage_mode</text:span> allows separation of auto-injected cards vs user-invoked cards</text:p>
        </text:list-item>
        <text:list-item>
          <text:p text:style-name="P2"><text:span text:style-name="Source_20_Text">tone</text:span> is used for formatting and UX delivery matching Echo’s current voice</text:p>
        </text:list-item>
        <text:list-item>
          <text:p text:style-name="P2"><text:span text:style-name="Source_20_Text">echo_intro</text:span> is optional — used only if card is inserted mid-dialogue by Echo</text:p>
        </text:list-item>
        <text:list-item>
          <text:p text:style-name="P2"><text:span text:style-name="Source_20_Text">narrative_type</text:span> may inform UI styling or placement (e.g. metaphor cards shown in italicized voice)</text:p>
        </text:list-item>
      </text:list>
      <text:p text:style-name="P1"><text:line-break/><text:line-break/><text:line-break/>{</text:p>
      <text:p text:style-name="Standard"><text:s text:c="2"/>"id": "string (unique identifier, e.g. vault_grief_014)",</text:p>
      <text:p text:style-name="Standard"><text:s text:c="2"/>"title": "string (short optional headline or preview phrase)",</text:p>
      <text:p text:style-name="Standard"><text:s text:c="2"/>"deck_type": "string (e.g. insight, grounding, reframe, memory)",</text:p>
      <text:p text:style-name="Standard"><text:s text:c="2"/>"emotion_tags": ["string", "..."], <text:s text:c="9"/>// e.g. ["shame", "grief", "panic"]</text:p>
      <text:p text:style-name="Standard"><text:s text:c="2"/>"condition_tags": ["string", "..."], <text:s text:c="7"/>// e.g. ["BPD", "CPTSD", "PMDD"]</text:p>
      <text:p text:style-name="Standard"><text:s text:c="2"/>"usage_mode": ["echo_prompt", "user_pull"], // where it gets triggered from</text:p>
      <text:p text:style-name="Standard"><text:s text:c="2"/>"narrative_type": "string (optional: metaphor, direct, somatic, poetic)",</text:p>
      <text:p text:style-name="Standard"><text:s text:c="2"/>"tone": "string (e.g. warm, slow, sacred, affirming)",</text:p>
      <text:p text:style-name="Standard"><text:s text:c="2"/>"body": "string (main card text shown to user)",</text:p>
      <text:p text:style-name="Standard"><text:s text:c="2"/>"echo_intro": "string (optional Echo-style lead-in, e.g. 'This helped someone once...')",</text:p>
      <text:p text:style-name="Standard"><text:s text:c="2"/>"length_tokens": "integer (token length for ranking or filtering)",</text:p>
      <text:p text:style-name="Standard"><text:s text:c="2"/>"created_by": "string (author or source)",</text:p>
      <text:p text:style-name="Standard"><text:s text:c="2"/>"date_created": "ISO string",</text:p>
      <text:p text:style-name="Standard"><text:s text:c="2"/>"dev_notes": "string (optional internal comments)",</text:p>
      <text:p text:style-name="Standard"><text:s text:c="2"/>"version": "string (e.g. v1.0, beta)"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22T10:18:27.398000000</meta:creation-date>
    <meta:generator>Neat_Office/6.2.8.2$Windows_x86 LibreOffice_project/</meta:generator>
    <dc:date>2025-05-22T10:19:19.894000000</dc:date>
    <meta:editing-duration>PT52S</meta:editing-duration>
    <meta:editing-cycles>1</meta:editing-cycles>
    <meta:document-statistic meta:table-count="0" meta:image-count="0" meta:object-count="0" meta:page-count="1" meta:paragraph-count="24" meta:word-count="184" meta:character-count="1438" meta:non-whitespace-character-count="1233"/>
  </office:meta>
</office:document-meta>
</file>